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Font Awesome 5 Free Regular" svg:font-family="'Font Awesome 5 Free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b4061" officeooo:paragraph-rsid="001b4061" style:font-size-asian="14pt" style:font-size-complex="16pt"/>
    </style:style>
    <style:style style:name="P2" style:family="paragraph" style:parent-style-name="Text_20_body">
      <style:text-properties fo:font-size="16pt" officeooo:rsid="0027f280" officeooo:paragraph-rsid="0027f280" style:font-size-asian="14pt" style:font-size-complex="16pt"/>
    </style:style>
    <style:style style:name="P3" style:family="paragraph" style:parent-style-name="Text_20_body">
      <style:text-properties style:text-line-through-style="none" style:text-line-through-type="none" fo:font-size="16pt" style:text-underline-style="none" officeooo:rsid="001b4061" officeooo:paragraph-rsid="001b4061" style:font-size-asian="14pt" style:font-size-complex="16pt"/>
    </style:style>
    <style:style style:name="P4" style:family="paragraph" style:parent-style-name="Text_20_body">
      <style:text-properties style:text-line-through-style="none" style:text-line-through-type="none" fo:font-size="16pt" style:text-underline-style="none" officeooo:rsid="001b4061" officeooo:paragraph-rsid="0022c725" style:font-size-asian="14pt" style:font-size-complex="16pt"/>
    </style:style>
    <style:style style:name="P5" style:family="paragraph" style:parent-style-name="Text_20_body">
      <style:text-properties style:text-line-through-style="none" style:text-line-through-type="none" fo:font-size="16pt" style:text-underline-style="none" officeooo:rsid="001b4061" officeooo:paragraph-rsid="0025f95e" style:font-size-asian="14pt" style:font-size-complex="16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Title">
      <style:text-properties style:font-name="Cantarell" style:text-underline-style="solid" style:text-underline-width="auto" style:text-underline-color="font-color" fo:font-weight="normal" officeooo:rsid="001b4061" officeooo:paragraph-rsid="001b4061" style:font-weight-asian="normal" style:font-weight-complex="normal"/>
    </style:style>
    <style:style style:name="P8" style:family="paragraph" style:parent-style-name="Subtitle">
      <style:text-properties fo:font-size="16pt" officeooo:rsid="001b4061" officeooo:paragraph-rsid="001b4061" style:font-size-asian="14pt" style:font-size-complex="16pt"/>
    </style:style>
    <style:style style:name="P9" style:family="paragraph">
      <loext:graphic-properties draw:fill-color="#ffffff"/>
    </style:style>
    <style:style style:name="T1" style:family="text">
      <style:text-properties officeooo:rsid="0022c725"/>
    </style:style>
    <style:style style:name="T2" style:family="text">
      <style:text-properties officeooo:rsid="0025f95e"/>
    </style:style>
    <style:style style:name="T3" style:family="text">
      <style:text-properties officeooo:rsid="0029e2ac"/>
    </style:style>
    <style:style style:name="T4" style:family="text">
      <style:text-properties fo:font-size="12pt" officeooo:rsid="0029e2ac" style:font-size-asian="10.5pt" style:font-size-complex="12pt"/>
    </style:style>
    <style:style style:name="T5" style:family="text">
      <style:text-properties fo:font-size="13pt" officeooo:rsid="0029e2ac" style:font-size-asian="11.3500003814697pt" style:font-size-complex="13pt"/>
    </style:style>
    <style:style style:name="T6" style:family="text">
      <style:text-properties fo:font-size="13pt" officeooo:rsid="002aff98" style:font-size-asian="11.3500003814697pt" style:font-size-complex="13pt"/>
    </style:style>
    <style:style style:name="T7" style:family="text">
      <style:text-properties officeooo:rsid="002aff98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fill-color="#ffffff" draw:textarea-horizontal-align="justify" draw:textarea-vertical-align="middle" draw:auto-grow-height="false" fo:min-height="6.615cm" fo:min-width="13.995cm"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5.085cm" fo:min-width="17.223cm"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891cm" fo:min-width="18.415cm"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ésentation Projet Algo</text:p>
      <text:p text:style-name="P8">Greffet Denis, Pays Antoine, Laveyssiere Cyril</text:p>
      <text:p text:style-name="P8">Groupe 1</text:p>
      <text:p text:style-name="P1"/>
      <text:p text:style-name="P2">Structure des fichiers : </text:p>
      <text:p text:style-name="P1"/>
      <text:p text:style-name="P3"><draw:frame draw:style-name="fr1" draw:name="Cadre1" text:anchor-type="paragraph" svg:x="0.512cm" svg:y="0.448cm" svg:width="8.578cm" draw:z-index="0"><draw:text-box fo:min-height="4.953cm"><text:p text:style-name="P6"><draw:custom-shape text:anchor-type="paragraph" draw:z-index="1" draw:name="Forme1" draw:style-name="gr1" draw:text-style-name="P9" svg:width="13.995cm" svg:height="6.615cm" svg:x="0cm" svg:y="0cm"><text:p><text:s/>L0014<text:tab/><text:tab/><text:tab/><text:tab/><text:tab/>/*id du logement*/</text:p><text:p><text:s/>Poncillon<text:tab/><text:tab/><text:tab/>/*nom de la cité*/</text:p><text:p><text:s/>CHAMBRE<text:tab/><text:tab/><text:tab/>/*type <text:s/>de logement*/</text:p><text:p><text:s/>0<text:tab/><text:tab/><text:tab/><text:tab/><text:tab/>/*adapté au handicap (1 si adapté, 0 sinon)*/</text:p><text:p><text:s/>1<text:tab/><text:tab/><text:tab/><text:tab/><text:tab/>/*disponibilité (1 si disponible, 0 sinon)*/</text:p><text:p><text:s/>L0015</text:p><text:p><text:s/>Poncillon</text:p><text:p><text:s/>STUDIO</text:p><text:p><text:s/>0</text:p><text:p><text:s/>0</text:p><text:p><text:s/>E0042<text:tab/><text:tab/><text:tab/><text:tab/><text:tab/>/*id de l’étudiant (si disponibilité=0)*/</text:p><draw:enhanced-geometry svg:viewBox="0 0 21600 21600" draw:mirror-horizontal="false" draw:mirror-vertical="false" draw:type="rectangle" draw:enhanced-path="M 0 0 L 21600 0 21600 21600 0 21600 0 0 Z N"/></draw:custom-shape>fichier "logements.don"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5">L’ID de l’étudiant occupant est indiqué seulement si le logement n’est pas disponible.</text:span></text:p>
      <text:p text:style-name="P3"/>
      <text:p text:style-name="P3"/>
      <text:p text:style-name="P4"><draw:frame draw:style-name="fr1" draw:name="Cadre2" text:anchor-type="paragraph" svg:x="0.512cm" svg:y="0.448cm" svg:width="8.578cm" draw:z-index="2"><draw:text-box fo:min-height="4.953cm"><text:p text:style-name="P6"><draw:custom-shape text:anchor-type="paragraph" draw:z-index="3" draw:name="Forme1" draw:style-name="gr2" draw:text-style-name="P9" svg:width="17.223cm" svg:height="5.086cm" svg:x="0cm" svg:y="0cm"><text:p><text:s/>50<text:tab/><text:tab/><text:tab/><text:tab/>/*nombre d’étudiants*/</text:p><text:p><text:s/>E0001<text:tab/><text:tab/><text:tab/><text:tab/>/*id de l’étudiant*/</text:p><text:p><text:s/>PELLE<text:tab/><text:tab/>/*nom de famille*/</text:p><text:p><text:s/>Francis<text:tab/><text:tab/>/*prénom*/</text:p><text:p><text:s/>Mr 0 1 4<text:tab/><text:tab/>/*civilité <text:s/>| <text:s/>handicap (1 si oui, 0 sinon) <text:s/>| <text:s/>boursier(1 si oui, 0 sinon) | echelon*/</text:p><text:p/><text:p/><text:p/><draw:enhanced-geometry svg:viewBox="0 0 21600 21600" draw:mirror-horizontal="false" draw:mirror-vertical="false" draw:type="rectangle" draw:enhanced-path="M 0 0 L 21600 0 21600 21600 0 21600 0 0 Z N"/></draw:custom-shape>fichier "<text:span text:style-name="T1">etudiants</text:span>.don"</text:p></draw:text-box></draw:frame></text:p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<text:span text:style-name="T6">Le nombre d’étudiants est indiqué au début du fichier.</text:span><text:tab/></text:p>
      <text:p text:style-name="P4"><draw:frame draw:style-name="fr1" draw:name="Cadre3" text:anchor-type="paragraph" svg:x="0.512cm" svg:y="0.448cm" svg:width="8.578cm" draw:z-index="4"><draw:text-box fo:min-height="2.501cm"><text:p text:style-name="P6"><draw:custom-shape text:anchor-type="paragraph" draw:z-index="5" draw:name="Forme1" draw:style-name="gr3" draw:text-style-name="P9" svg:width="18.416cm" svg:height="1.892cm" svg:x="-0.875cm" svg:y="0cm"><text:p><text:s text:c="2"/>/*id demande <text:s/>| <text:s/>id de l’étudiant demandant | <text:s/>echelon de l’étudiant | cité demandée <text:s/>| <text:s/>type de logement*/</text:p><draw:enhanced-geometry svg:viewBox="0 0 21600 21600" draw:mirror-horizontal="false" draw:mirror-vertical="false" draw:type="rectangle" draw:enhanced-path="M 0 0 L 21600 0 21600 21600 0 21600 0 0 Z N"/></draw:custom-shape>fichier "<text:span text:style-name="T2">demandes.bin</text:span>"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Font Awesome 5 Free Regular" svg:font-family="'Font Awesome 5 Free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3:35:26.744773996</meta:creation-date>
    <meta:generator>LibreOffice/6.1.5.2$Linux_X86_64 LibreOffice_project/10$Build-2</meta:generator>
    <dc:date>2020-01-17T01:27:40.559706170</dc:date>
    <meta:editing-duration>PT7M40S</meta:editing-duration>
    <meta:editing-cycles>2</meta:editing-cycles>
    <meta:document-statistic meta:table-count="0" meta:image-count="0" meta:object-count="0" meta:page-count="2" meta:paragraph-count="10" meta:word-count="43" meta:character-count="315" meta:non-whitespace-character-count="276"/>
  </office:meta>
</office:document-meta>
</file>